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29768" calcext:value-type="float">
            <text:p>-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37816" calcext:value-type="float">
            <text:p>-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286" calcext:value-type="float">
            <text:p>-0.2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32928" calcext:value-type="float">
            <text:p>7.14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422" calcext:value-type="float">
            <text:p>7.09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109688888889" calcext:value-type="float">
            <text:p>7.111096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22057142857" calcext:value-type="float">
            <text:p>7.15322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844413793103" calcext:value-type="float">
            <text:p>7.25844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345986206897" calcext:value-type="float">
            <text:p>7.213459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680285714286" calcext:value-type="float">
            <text:p>7.0768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34179310345" calcext:value-type="float">
            <text:p>7.08334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906914285714" calcext:value-type="float">
            <text:p>7.13906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17955862069" calcext:value-type="float">
            <text:p>7.06179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98044444445" calcext:value-type="float">
            <text:p>7.138980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738124137931" calcext:value-type="float">
            <text:p>7.05738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342451612903" calcext:value-type="float">
            <text:p>7.2434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01248" calcext:value-type="float">
            <text:p>7.45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007561290323" calcext:value-type="float">
            <text:p>7.3400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01176" calcext:value-type="float">
            <text:p>7.24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666322580645" calcext:value-type="float">
            <text:p>7.3466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261470967742" calcext:value-type="float">
            <text:p>7.3026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1064" calcext:value-type="float">
            <text:p>7.37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34038709677" calcext:value-type="float">
            <text:p>7.4183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0952" calcext:value-type="float">
            <text:p>7.39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912696774194" calcext:value-type="float">
            <text:p>7.41912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17257142857" calcext:value-type="float">
            <text:p>7.53117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07514285714" calcext:value-type="float">
            <text:p>7.56807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56103225807" calcext:value-type="float">
            <text:p>6.84856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2784" calcext:value-type="float">
            <text:p>6.7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871819354839" calcext:value-type="float">
            <text:p>6.1887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14704" calcext:value-type="float">
            <text:p>5.21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93544" calcext:value-type="float">
            <text:p>5.29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315917241379" calcext:value-type="float">
            <text:p>5.333159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79972413793" calcext:value-type="float">
            <text:p>5.46579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62248" calcext:value-type="float">
            <text:p>5.45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81511111111" calcext:value-type="float">
            <text:p>5.519815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93832258065" calcext:value-type="float">
            <text:p>5.5779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9724137931" calcext:value-type="float">
            <text:p>5.5599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318993548387" calcext:value-type="float">
            <text:p>5.5631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35192" calcext:value-type="float">
            <text:p>5.70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27535483871" calcext:value-type="float">
            <text:p>5.6812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60815483871" calcext:value-type="float">
            <text:p>5.7160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41696" calcext:value-type="float">
            <text:p>5.6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711690322581" calcext:value-type="float">
            <text:p>5.6671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43776" calcext:value-type="float">
            <text:p>5.7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895019354839" calcext:value-type="float">
            <text:p>5.7589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421955555556" calcext:value-type="float">
            <text:p>5.764219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41616" calcext:value-type="float">
            <text:p>5.81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30145454545" calcext:value-type="float">
            <text:p>5.806301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1736" calcext:value-type="float">
            <text:p>5.7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32832" calcext:value-type="float">
            <text:p>5.766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278" calcext:value-type="float">
            <text:p>5.73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609728" calcext:value-type="float">
            <text:p>5.716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197248" calcext:value-type="float">
            <text:p>5.631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611" calcext:value-type="float">
            <text:p>5.6506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108" calcext:value-type="float">
            <text:p>5.69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8236" calcext:value-type="float">
            <text:p>5.69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008" calcext:value-type="float">
            <text:p>5.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7032" calcext:value-type="float">
            <text:p>5.7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6364" calcext:value-type="float">
            <text:p>5.70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2521" calcext:value-type="float">
            <text:p>5.6925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6519" calcext:value-type="float">
            <text:p>5.6765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3852" calcext:value-type="float">
            <text:p>5.67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7662" calcext:value-type="float">
            <text:p>5.677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283771428571" calcext:value-type="float">
            <text:p>5.72283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14542857143" calcext:value-type="float">
            <text:p>5.68114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67022222222" calcext:value-type="float">
            <text:p>5.644670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845371428571" calcext:value-type="float">
            <text:p>5.6984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325955555556" calcext:value-type="float">
            <text:p>5.703259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951257142857" calcext:value-type="float">
            <text:p>5.67951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220864" calcext:value-type="float">
            <text:p>5.662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816387096774" calcext:value-type="float">
            <text:p>5.5881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8512" calcext:value-type="float">
            <text:p>5.56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519690322581" calcext:value-type="float">
            <text:p>5.5451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31792" calcext:value-type="float">
            <text:p>5.52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692051612903" calcext:value-type="float">
            <text:p>5.4969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58864516129" calcext:value-type="float">
            <text:p>5.4225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06496" calcext:value-type="float">
            <text:p>5.40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168619354839" calcext:value-type="float">
            <text:p>5.5516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5696" calcext:value-type="float">
            <text:p>5.52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56129032258" calcext:value-type="float">
            <text:p>5.5355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55542857143" calcext:value-type="float">
            <text:p>5.53255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216051612903" calcext:value-type="float">
            <text:p>5.5121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58761290323" calcext:value-type="float">
            <text:p>5.3405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87016" calcext:value-type="float">
            <text:p>5.30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689187096774" calcext:value-type="float">
            <text:p>5.3168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20976" calcext:value-type="float">
            <text:p>5.30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563690322581" calcext:value-type="float">
            <text:p>5.2556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801987096774" calcext:value-type="float">
            <text:p>5.1980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78536" calcext:value-type="float">
            <text:p>5.12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808361290323" calcext:value-type="float">
            <text:p>5.1180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2332" calcext:value-type="float">
            <text:p>4.9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581083870968" calcext:value-type="float">
            <text:p>4.9758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51514285714" calcext:value-type="float">
            <text:p>4.99251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401212903226" calcext:value-type="float">
            <text:p>4.9640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151" calcext:value-type="float">
            <text:p>4.764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927168" calcext:value-type="float">
            <text:p>4.749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09630769231" calcext:value-type="float">
            <text:p>4.727096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48928" calcext:value-type="float">
            <text:p>4.7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97569230769" calcext:value-type="float">
            <text:p>4.611975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860355555556" calcext:value-type="float">
            <text:p>4.518603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297753846154" calcext:value-type="float">
            <text:p>4.362977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2282" calcext:value-type="float">
            <text:p>4.54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3519" calcext:value-type="float">
            <text:p>4.5335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2282" calcext:value-type="float">
            <text:p>4.542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3519" calcext:value-type="float">
            <text:p>4.5335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945574193548" calcext:value-type="float">
            <text:p>4.1994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49472" calcext:value-type="float">
            <text:p>4.17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91793548387" calcext:value-type="float">
            <text:p>4.14891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2684" calcext:value-type="float">
            <text:p>4.20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148593548387" calcext:value-type="float">
            <text:p>4.1214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49470967742" calcext:value-type="float">
            <text:p>4.0564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1432" calcext:value-type="float">
            <text:p>4.0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180980645161" calcext:value-type="float">
            <text:p>4.1318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77896" calcext:value-type="float">
            <text:p>4.1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82658064516" calcext:value-type="float">
            <text:p>4.1308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19342857143" calcext:value-type="float">
            <text:p>4.16019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005729032258" calcext:value-type="float">
            <text:p>4.1700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67432258065" calcext:value-type="float">
            <text:p>4.2276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2032" calcext:value-type="float">
            <text:p>4.19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529729032258" calcext:value-type="float">
            <text:p>4.1852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53968" calcext:value-type="float">
            <text:p>4.1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783070967742" calcext:value-type="float">
            <text:p>4.0778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873883870968" calcext:value-type="float">
            <text:p>4.01873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4272" calcext:value-type="float">
            <text:p>4.07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220825806452" calcext:value-type="float">
            <text:p>4.5422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5736" calcext:value-type="float">
            <text:p>4.53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68825806452" calcext:value-type="float">
            <text:p>4.5726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60028571429" calcext:value-type="float">
            <text:p>4.63960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96864516129" calcext:value-type="float">
            <text:p>4.619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430114285714" calcext:value-type="float">
            <text:p>4.80430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233066666667" calcext:value-type="float">
            <text:p>4.76233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34311111111" calcext:value-type="float">
            <text:p>4.791343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9048" calcext:value-type="float">
            <text:p>4.8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988742857143" calcext:value-type="float">
            <text:p>4.75988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166" calcext:value-type="float">
            <text:p>4.75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38933333333" calcext:value-type="float">
            <text:p>4.68138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35733333333" calcext:value-type="float">
            <text:p>4.806357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334628571429" calcext:value-type="float">
            <text:p>4.89334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77569230769" calcext:value-type="float">
            <text:p>4.916775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344765217391" calcext:value-type="float">
            <text:p>4.9234476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167890909091" calcext:value-type="float">
            <text:p>4.981678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39728" calcext:value-type="float">
            <text:p>4.9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817815384615" calcext:value-type="float">
            <text:p>5.118178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26816" calcext:value-type="float">
            <text:p>5.239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17907692308" calcext:value-type="float">
            <text:p>5.184179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470769230769" calcext:value-type="float">
            <text:p>5.134707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31584" calcext:value-type="float">
            <text:p>5.148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062514285714" calcext:value-type="float">
            <text:p>5.11062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3528" calcext:value-type="float">
            <text:p>5.1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3876" calcext:value-type="float">
            <text:p>5.10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76" meta:object-count="0"/>
    <meta:user-defined meta:name="AppVersion">3.0</meta:user-defined>
  </office:meta>
</office:document-meta>
</file>